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1" fo:font-size="14pt" fo:language="pt" fo:country="BR" officeooo:paragraph-rsid="00093693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1" fo:font-size="14pt" fo:language="pt" fo:country="BR" officeooo:paragraph-rsid="00040f40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Arial1" fo:font-size="14pt" fo:language="pt" fo:country="BR" officeooo:rsid="0015187d" officeooo:paragraph-rsid="0015187d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1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Arial1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7" style:family="paragraph" style:parent-style-name="Standard">
      <style:paragraph-properties fo:orphans="2" fo:widows="2"/>
      <style:text-properties fo:color="#000000" style:font-name="Arial1" fo:font-size="14pt" fo:language="pt" fo:country="BR" officeooo:rsid="000a06fe" officeooo:paragraph-rsid="000a06fe" style:font-size-asian="14pt" style:font-size-complex="14pt"/>
    </style:style>
    <style:style style:name="P8" style:family="paragraph" style:parent-style-name="Standard">
      <style:paragraph-properties fo:orphans="2" fo:widows="2"/>
      <style:text-properties fo:color="#000000" style:font-name="Arial1" fo:font-size="14pt" fo:language="pt" fo:country="BR" officeooo:rsid="000a6eab" officeooo:paragraph-rsid="000a6eab" style:font-size-asian="14pt" style:font-size-complex="14pt"/>
    </style:style>
    <style:style style:name="P9" style:family="paragraph" style:parent-style-name="Standard">
      <style:paragraph-properties fo:orphans="2" fo:widows="2"/>
      <style:text-properties fo:color="#000000" style:font-name="Arial1" fo:font-size="14pt" fo:language="pt" fo:country="BR" officeooo:rsid="000e263a" officeooo:paragraph-rsid="000e263a" style:font-size-asian="14pt" style:font-size-complex="14pt"/>
    </style:style>
    <style:style style:name="P10" style:family="paragraph" style:parent-style-name="Standard">
      <style:paragraph-properties fo:orphans="2" fo:widows="2"/>
      <style:text-properties fo:color="#000000" style:font-name="Arial1" fo:font-size="14pt" fo:language="pt" fo:country="BR" officeooo:rsid="0012c0c0" officeooo:paragraph-rsid="0012c0c0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3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14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officeooo:paragraph-rsid="000e263a"/>
    </style:style>
    <style:style style:name="P19" style:family="paragraph" style:parent-style-name="Standard">
      <style:paragraph-properties fo:orphans="2" fo:widows="2"/>
      <style:text-properties officeooo:paragraph-rsid="0010c265"/>
    </style:style>
    <style:style style:name="P20" style:family="paragraph" style:parent-style-name="Standard">
      <style:paragraph-properties fo:text-align="center" style:justify-single-word="false" fo:orphans="2" fo:widows="2"/>
      <style:text-properties officeooo:paragraph-rsid="000e263a"/>
    </style:style>
    <style:style style:name="P21" style:family="paragraph" style:parent-style-name="Standard">
      <style:paragraph-properties fo:text-align="center" style:justify-single-word="false" fo:orphans="2" fo:widows="2"/>
      <style:text-properties officeooo:paragraph-rsid="00149ac7"/>
    </style:style>
    <style:style style:name="P2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1">
      <style:paragraph-properties fo:orphans="2" fo:widows="2"/>
      <style:text-properties fo:color="#000000" style:font-name="Arial1" fo:font-size="14pt" fo:language="pt" fo:country="BR" officeooo:rsid="00093693" officeooo:paragraph-rsid="00093693" style:font-size-asian="14pt" style:font-size-complex="14pt"/>
    </style:style>
    <style:style style:name="P26" style:family="paragraph" style:parent-style-name="Standard" style:list-style-name="L2">
      <style:paragraph-properties fo:orphans="2" fo:widows="2"/>
      <style:text-properties fo:color="#000000" style:font-name="Arial1" fo:font-size="14pt" fo:language="pt" fo:country="BR" officeooo:rsid="000e263a" officeooo:paragraph-rsid="000e263a" style:font-size-asian="14pt" style:font-size-complex="14pt"/>
    </style:style>
    <style:style style:name="P27" style:family="paragraph" style:parent-style-name="Standard" style:list-style-name="L2">
      <style:paragraph-properties fo:orphans="2" fo:widows="2"/>
      <style:text-properties fo:color="#000000" style:font-name="Arial1" fo:font-size="14pt" fo:language="pt" fo:country="BR" officeooo:rsid="000e263a" officeooo:paragraph-rsid="00149ac7" style:font-size-asian="14pt" style:font-size-complex="14pt"/>
    </style:style>
    <style:style style:name="P28" style:family="paragraph" style:parent-style-name="Standard" style:list-style-name="L1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30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1" style:family="paragraph" style:parent-style-name="Standard">
      <style:paragraph-properties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3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Arial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Arial1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Arial1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Arial1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Arial1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Arial1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Arial1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3" style:family="paragraph" style:parent-style-name="Standard" style:list-style-name="L4" style:master-page-name="">
      <loext:graphic-properties draw:fill="none"/>
      <style:paragraph-properties fo:margin-left="1.3cm" fo:margin-right="-0.4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Arial1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Arial1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Arial1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1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17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1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19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0e263a" style:font-size-asian="14pt" style:font-size-complex="14pt"/>
    </style:style>
    <style:style style:name="T20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0a6eab" style:font-size-asian="14pt" style:font-size-complex="14pt"/>
    </style:style>
    <style:style style:name="T21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10c265" style:font-size-asian="14pt" style:font-size-complex="14pt"/>
    </style:style>
    <style:style style:name="T22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149ac7" style:font-size-asian="14pt" style:font-size-complex="14pt"/>
    </style:style>
    <style:style style:name="T23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24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style:font-name="Arial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style:font-name="Arial1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style:font-name="Arial1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Arial1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fo:color="#000000" style:font-name="Arial1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color="#000000" style:font-name="Arial1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33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0e263a" style:font-size-asian="14pt" style:font-size-complex="14pt"/>
    </style:style>
    <style:style style:name="T35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149ac7" style:font-size-asian="14pt" style:font-size-complex="14pt"/>
    </style:style>
    <style:style style:name="T36" style:family="text">
      <style:text-properties officeooo:rsid="000261f5"/>
    </style:style>
    <style:style style:name="T37" style:family="text">
      <style:text-properties officeooo:rsid="00040f40"/>
    </style:style>
    <style:style style:name="T3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weight="bold" style:font-style-asian="italic" style:font-weight-asian="bold" style:font-style-complex="italic" style:font-weight-complex="bold"/>
    </style:style>
    <style:style style:name="T44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bf0041" fo:font-style="italic" style:font-style-asian="italic" style:font-style-complex="italic"/>
    </style:style>
    <style:style style:name="T47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bf0041" fo:font-weight="bold" style:font-style-asian="italic" style:font-weight-asian="bold" style:font-style-complex="italic" style:font-weight-complex="bold"/>
    </style:style>
    <style:style style:name="T49" style:family="text">
      <style:text-properties fo:color="#158466" fo:font-weight="bold"/>
    </style:style>
    <style:style style:name="T50" style:family="text">
      <style:text-properties style:font-style-asian="italic" style:font-style-complex="italic"/>
    </style:style>
    <style:style style:name="T51" style:family="text">
      <style:text-properties officeooo:rsid="000e263a" style:font-style-asian="italic" style:font-style-complex="italic"/>
    </style:style>
    <style:style style:name="T52" style:family="text">
      <style:text-properties officeooo:rsid="001807cc" style:font-style-asian="italic" style:font-style-complex="italic"/>
    </style:style>
    <style:style style:name="T53" style:family="text">
      <style:text-properties style:font-name="Arial" style:font-style-asian="italic" style:font-style-complex="italic"/>
    </style:style>
    <style:style style:name="T54" style:family="text">
      <style:text-properties officeooo:rsid="001d1c61"/>
    </style:style>
    <style:style style:name="T55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color="#ce181e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ódulo A</text:p>
      <text:p text:style-name="P3"/>
      <text:p text:style-name="P2"><text:span text:style-name="T36"><text:tab/>O nome </text:span><text:span text:style-name="T39">Javascript</text:span><text:span text:style-name="T36"> foi uma decisão de marketing feita pela empresa </text:span><text:span text:style-name="T39">Netscape</text:span><text:span text:style-name="T36">, inspirado na linguagem </text:span><text:span text:style-name="T39">Java</text:span><text:span text:style-name="T36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17">Sun</text:span><text:span text:style-name="T1"> Microsystems (atual </text:span><text:span text:style-name="T17">Oracle</text:span><text:span text:style-name="T1">), optou-se por definir um novo nome à linguagem utilizando a junção das palavras </text:span><text:span text:style-name="T17">ECMA</text:span><text:span text:style-name="T1"> e Javascript, surgindo então </text:span><text:span text:style-name="T3">a</text:span><text:span text:style-name="T1"> </text:span><text:span text:style-name="T17">ECMAScript</text:span><text:span text:style-name="T1">.</text:span> <text:span text:style-name="T37">Isso devido à sacanagem da </text:span><text:span text:style-name="T40">Microsoft</text:span><text:span text:style-name="T37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18">Mozilla</text:span><text:span text:style-name="T15">, </text:span><text:span text:style-name="T16">uma comunidade de software livre.</text:span></text:p>
      <text:p text:style-name="P2"/>
      <text:p text:style-name="P1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4"/>
      <text:p text:style-name="P4">Tecnologias que usam Javascript para:</text:p>
      <text:list xml:id="list1112785601" text:style-name="L1">
        <text:list-item>
          <text:p text:style-name="P25"><text:span text:style-name="T8">S</text:span><text:span text:style-name="T1">ervidores: Node.JS</text:span></text:p>
        </text:list-item>
        <text:list-item>
          <text:p text:style-name="P28">Apps Windows: Electron</text:p>
        </text:list-item>
        <text:list-item>
          <text:p text:style-name="P28">Apps Smartphones: PhoneGap, Xamarin, Ionic, React</text:p>
        </text:list-item>
      </text:list>
      <text:p text:style-name="P11"/>
      <text:p text:style-name="P12">O propósito de criação do Javascript foi de fazer <text:span text:style-name="T38">interações na Web</text:span>, através do navegador.</text:p>
      <text:p text:style-name="P12"/>
      <text:p text:style-name="P7"><text:span text:style-name="T1">Quando não solicitamos um arquivo específico ao servidor, ele vai entregar o arquivo de índice do site, que se chama </text:span><text:span text:style-name="T13">index.html</text:span><text:span text:style-name="T1">. </text:span></text:p>
      <text:p text:style-name="P12"/>
      <text:p text:style-name="P19"><text:span text:style-name="T25">DevTools</text:span><text:span text:style-name="T20"> </text:span><text:span text:style-name="T21">(ferramentas do desenvolvedor) </text:span><text:span text:style-name="T20">é uma ferramenta muito útil para quem desenvolve sites, </text:span><text:span text:style-name="T21">mas ela não mostra falhas no seu código HTML, apenas JavaScript. </text:span><text:span text:style-name="T20">No Google </text:span><text:span text:style-name="T21">C</text:span><text:span text:style-name="T20">hrome, vá em →</text:span><text:span text:style-name="T21"> </text:span><text:span text:style-name="T20">configurações → </text:span><text:span text:style-name="T21">m</text:span><text:span text:style-name="T20">ais ferramentas → ferramentas do desenvolvedor. </text:span><text:span text:style-name="T21">Ou o </text:span><text:span text:style-name="T30">atalho</text:span><text:span text:style-name="T26"> </text:span><text:span text:style-name="T24">Control+Shift+I</text:span><text:span text:style-name="T27">.</text:span></text:p>
      <text:p text:style-name="P13"/>
      <text:p text:style-name="P8"><text:span text:style-name="T1">JS é uma linguagem </text:span><text:span text:style-name="T13">Case Sensitive</text:span><text:span text:style-name="T1">, fazendo diferenciação entre letras maiúsculas e minúsculas.</text:span></text:p>
      <text:p text:style-name="P13"/>
      <text:p text:style-name="P9"><text:span text:style-name="T13">Comandos</text:span><text:span text:style-name="T1">:</text:span></text:p>
      <text:p text:style-name="P14"/>
      <text:p text:style-name="P18"><text:span text:style-name="T19">Os </text:span><text:span text:style-name="T28">scripts</text:span><text:span text:style-name="T19"> JS devem ser incluídos no</text:span><text:span text:style-name="T29"> </text:span><text:span text:style-name="T28">final do corpo</text:span><text:span text:style-name="T23"> do documento HTML</text:span><text:span text:style-name="T19">, posicionando a tag </text:span><text:span text:style-name="T33">&lt;/script&gt;</text:span><text:span text:style-name="T19"> logo acima do fechamento da tag &lt;/body&gt;. Isso </text:span><text:soft-page-break/><text:span text:style-name="T19">permite que o conteúdo dele já apareça para o usuário sem ter de esperar sua execução, passando a impressão ao usuário de um site mais rápido.</text:span></text:p>
      <text:p text:style-name="P14"/>
      <text:p text:style-name="P21"><text:span text:style-name="T19">window.alert('</text:span><text:span text:style-name="T34">Olá, Mundo!</text:span><text:span text:style-name="T19">')</text:span></text:p>
      <text:p text:style-name="P21"><text:span text:style-name="T19">window.</text:span><text:span text:style-name="T22">confirm</text:span><text:span text:style-name="T19">('</text:span><text:span text:style-name="T35">Está gostando do site?</text:span><text:span text:style-name="T19">')</text:span></text:p>
      <text:p text:style-name="P21"><text:span text:style-name="T19">window.</text:span><text:span text:style-name="T22">script</text:span><text:span text:style-name="T19">('</text:span><text:span text:style-name="T35">Qual é o seu nome?</text:span><text:span text:style-name="T19">')</text:span></text:p>
      <text:p text:style-name="P20"/>
      <text:list xml:id="list313831508" text:style-name="L2">
        <text:list-item>
          <text:p text:style-name="P26"><text:span text:style-name="T31">window</text:span><text:span text:style-name="T1"> (opctional) é um objeto que indica uma referência à janela atual do navegador </text:span></text:p>
        </text:list-item>
        <text:list-item>
          <text:p text:style-name="P26"><text:span text:style-name="T31">alert()</text:span><text:span text:style-name="T1"> é um método capaz de disparar uma mini-janela de alerta para avisar algo ao usuário </text:span></text:p>
        </text:list-item>
        <text:list-item>
          <text:p text:style-name="P27"><text:span text:style-name="T32">confirm</text:span><text:span text:style-name="T31">()</text:span><text:span text:style-name="T1"> </text:span><text:span text:style-name="T11">este </text:span><text:span text:style-name="T1">método </text:span><text:span text:style-name="T11">dispara uma mini-janela para </text:span><text:span text:style-name="T12">confirmação</text:span></text:p>
        </text:list-item>
        <text:list-item>
          <text:p text:style-name="P27"><text:span text:style-name="T32">script()</text:span><text:span text:style-name="T11"> este método dispara uma mini-janela para entrada de dados</text:span></text:p>
        </text:list-item>
      </text:list>
      <text:p text:style-name="P14"/>
      <text:p text:style-name="P10"><text:span text:style-name="T1">O Javascript </text:span><text:span text:style-name="T14">não exige mais o ponto-e-vírgula</text:span><text:span text:style-name="T1"> no fim de cada comando.</text:span></text:p>
      <text:p text:style-name="P31"/>
      <text:p text:style-name="P31"/>
      <text:p text:style-name="P42">Módulo B</text:p>
      <text:p text:style-name="P42"/>
      <text:p text:style-name="P5">No Javascript, comentários podem utilizar 2 tipos de simbologia e só funcionam dentro da tag &lt;/script&gt;: </text:p>
      <text:list xml:id="list2320595318" text:style-name="L3">
        <text:list-item>
          <text:p text:style-name="P37"><text:span text:style-name="T49">//</text:span> este é um comentário numa única linha</text:p>
        </text:list-item>
        <text:list-item>
          <text:p text:style-name="P37"><text:span text:style-name="T49">/*</text:span> este é um comentário</text:p>
          <text:p text:style-name="P37">de mais de uma linha<text:span text:style-name="T49">*/</text:span></text:p>
        </text:list-item>
      </text:list>
      <text:p text:style-name="P38"/>
      <text:p text:style-name="P15">O símbolo de atribuição (recebe) é 1 sinal de igual (=).</text:p>
      <text:p text:style-name="P15"/>
      <text:p text:style-name="P15">Além de utilizar a palavra <text:span text:style-name="T47">var</text:span>, também podem usar a palavra <text:span text:style-name="T47">let</text:span></text:p>
      <text:p text:style-name="P39"/>
      <text:p text:style-name="P16"><text:span text:style-name="T50">Existem 3 formas de delimitar uma </text:span><text:span text:style-name="T47">string</text:span><text:span text:style-name="T50">: </text:span><text:span text:style-name="T51">‘aspas simples’, “aspas duplas” ou `crases`, </text:span><text:span text:style-name="T50">cada uma tem sua função.</text:span></text:p>
      <text:p text:style-name="P32"/>
      <text:p text:style-name="P16"><text:span text:style-name="T50">As </text:span><text:span text:style-name="T48">variáveis</text:span><text:span text:style-name="T50"> são chamadas de identificadores:</text:span></text:p>
      <text:list xml:id="list1142241789" text:style-name="L4">
        <text:list-item>
          <text:p text:style-name="P33"><text:span text:style-name="T43">podem</text:span><text:span text:style-name="T50"> começar com letra, $ ou _</text:span></text:p>
        </text:list-item>
        <text:list-item>
          <text:p text:style-name="P33"><text:span text:style-name="T50">é possível usar acentos </text:span><text:span text:style-name="T52">e</text:span><text:span text:style-name="T50"> símbolos. Exemplo: $, </text:span><text:span text:style-name="T53">π</text:span><text:span text:style-name="T50">, </text:span><text:span text:style-name="T53">Σ…</text:span></text:p>
        </text:list-item>
        <text:list-item>
          <text:p text:style-name="P36">são Case Sensitive, maiúsculas e minúsculas fazem diferença!</text:p>
        </text:list-item>
        <text:list-item>
          <text:p text:style-name="P43"><text:span text:style-name="T43">não</text:span><text:span text:style-name="T50"> podem começar com números, conter espaços </text:span><text:span text:style-name="T52">ou palavras reservadas</text:span></text:p>
        </text:list-item>
      </text:list>
      <text:p text:style-name="P44"/>
      <text:p text:style-name="P22"><text:span text:style-name="T44">A</text:span><text:span text:style-name="T43">talho</text:span><text:span text:style-name="T50">: Control + L limpa a tela do terminal Node</text:span></text:p>
      <text:p text:style-name="P45"/>
      <text:p text:style-name="P23"><text:soft-page-break/><text:span text:style-name="T50">Sobre variáveis, o JS não diferencia tipo </text:span><text:span text:style-name="T41">inteiro</text:span><text:span text:style-name="T50"> do tipo </text:span><text:span text:style-name="T41">float</text:span><text:span text:style-name="T50">, considera ambas como </text:span><text:span text:style-name="T47">number</text:span></text:p>
      <text:p text:style-name="P46"/>
      <text:p text:style-name="P24">Tipos de variáveis:</text:p>
      <text:p text:style-name="P47"/>
      <text:list xml:id="list3317006661" text:style-name="L5">
        <text:list-item>
          <text:p text:style-name="P40">number</text:p>
          <text:list>
            <text:list-item>
              <text:p text:style-name="P40">Infinity</text:p>
            </text:list-item>
            <text:list-item>
              <text:p text:style-name="P40">NaN – <text:span text:style-name="T54">Not a Number</text:span></text:p>
            </text:list-item>
          </text:list>
        </text:list-item>
        <text:list-item>
          <text:p text:style-name="P40">string</text:p>
        </text:list-item>
        <text:list-item>
          <text:p text:style-name="P40">boolean</text:p>
        </text:list-item>
        <text:list-item>
          <text:p text:style-name="P40">null</text:p>
        </text:list-item>
        <text:list-item>
          <text:p text:style-name="P40">undefined</text:p>
        </text:list-item>
        <text:list-item>
          <text:p text:style-name="P40">object</text:p>
          <text:list>
            <text:list-item>
              <text:p text:style-name="P40">Array</text:p>
            </text:list-item>
            <text:list-item>
              <text:p text:style-name="P40">null</text:p>
            </text:list-item>
            <text:list-item>
              <text:p text:style-name="P40">…</text:p>
            </text:list-item>
          </text:list>
        </text:list-item>
        <text:list-item>
          <text:p text:style-name="P40">function</text:p>
        </text:list-item>
      </text:list>
      <text:p text:style-name="P41"/>
      <text:p text:style-name="P17">No terminal, o comando <text:span text:style-name="T46">typeof</text:span> apresenta o tipo de variável</text:p>
      <text:p text:style-name="P17"/>
      <text:p text:style-name="P17">No JS, não é necessário declarar o tipo primitivo da variável ao criá-la</text:p>
      <text:p text:style-name="P17"/>
      <text:p text:style-name="P35">Tudo que estiver entre chaves { } é chamado de <text:span text:style-name="T45">bloco</text:span>, toda <text:span text:style-name="T46">função</text:span> em JS está relacionada a um blo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22T22:31:40.238000000</dc:date>
    <meta:editing-duration>PT47M5S</meta:editing-duration>
    <meta:editing-cycles>6</meta:editing-cycles>
    <meta:document-statistic meta:table-count="0" meta:image-count="0" meta:object-count="0" meta:page-count="3" meta:paragraph-count="52" meta:word-count="609" meta:character-count="3579" meta:non-whitespace-character-count="3041"/>
  </office:meta>
</office:document-meta>
</file>